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bbd02" style:font-size-asian="14pt" style:font-size-complex="14pt"/>
    </style:style>
    <style:style style:name="P4"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5"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6"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34912d" style:font-size-asian="14pt" style:font-size-complex="14pt"/>
    </style:style>
    <style:style style:name="P7"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8" style:family="paragraph" style:parent-style-name="Text_20_body" style:list-style-name="L1">
      <loext:graphic-properties draw:fill-gradient-name="Gradient_20_9" draw:fill-hatch-name="hatch"/>
      <style:paragraph-properties fo:margin-top="0cm" fo:margin-bottom="0.499cm" style:contextual-spacing="false" fo:line-height="100%"/>
      <style:text-properties fo:font-size="14pt" officeooo:rsid="0028d6ad" officeooo:paragraph-rsid="0049797d" style:font-size-asian="14pt" style:font-size-complex="14pt"/>
    </style:style>
    <style:style style:name="P9" style:family="paragraph" style:parent-style-name="Text_20_body">
      <loext:graphic-properties draw:fill-gradient-name="Gradient_20_2" draw:fill-hatch-name="hatch"/>
      <style:paragraph-properties fo:margin-top="0.101cm" fo:margin-bottom="0.499cm" style:contextual-spacing="false" fo:line-height="200%"/>
      <style:text-properties fo:font-size="14pt" officeooo:paragraph-rsid="0049797d" style:font-size-asian="14pt" style:font-size-complex="14pt"/>
    </style:style>
    <style:style style:name="P10" style:family="paragraph" style:parent-style-name="Text_20_body">
      <loext:graphic-properties draw:fill-gradient-name="Gradient_20_3" draw:fill-hatch-name="hatch"/>
      <style:paragraph-properties fo:margin-top="0.101cm" fo:margin-bottom="0.499cm" style:contextual-spacing="false" fo:line-height="200%"/>
      <style:text-properties fo:font-size="14pt" officeooo:paragraph-rsid="0049797d" style:font-size-asian="14pt" style:font-size-complex="14pt"/>
    </style:style>
    <style:style style:name="P11" style:family="paragraph" style:parent-style-name="Text_20_body">
      <loext:graphic-properties draw:fill-gradient-name="Gradient_20_7" draw:fill-hatch-name="hatch"/>
      <style:paragraph-properties fo:margin-top="0cm" fo:margin-bottom="0.499cm" style:contextual-spacing="false" fo:line-height="200%"/>
      <style:text-properties fo:font-size="14pt" officeooo:paragraph-rsid="0049797d" style:font-size-asian="14pt" style:font-size-complex="14pt"/>
    </style:style>
    <style:style style:name="P12" style:family="paragraph" style:parent-style-name="Text_20_body">
      <loext:graphic-properties draw:fill-gradient-name="Gradient_20_8" draw:fill-hatch-name="hatch"/>
      <style:paragraph-properties fo:margin-top="0cm" fo:margin-bottom="0.499cm" style:contextual-spacing="false" fo:line-height="200%"/>
      <style:text-properties fo:font-size="14pt" officeooo:paragraph-rsid="0049797d" style:font-size-asian="14pt" style:font-size-complex="14pt"/>
    </style:style>
    <style:style style:name="P13" style:family="paragraph" style:parent-style-name="Text_20_body">
      <loext:graphic-properties draw:fill-gradient-name="gradient" draw:fill-hatch-name="hatch"/>
      <style:paragraph-properties fo:margin-top="0cm" fo:margin-bottom="0.499cm" style:contextual-spacing="false" fo:line-height="200%"/>
      <style:text-properties fo:font-size="14pt" officeooo:paragraph-rsid="0049797d" style:font-size-asian="14pt" style:font-size-complex="14pt"/>
    </style:style>
    <style:style style:name="P14" style:family="paragraph" style:parent-style-name="Text_20_body">
      <loext:graphic-properties draw:fill-gradient-name="Gradient_20_11" draw:fill-hatch-name="hatch"/>
      <style:paragraph-properties fo:margin-top="0.101cm" fo:margin-bottom="0.499cm" style:contextual-spacing="false" fo:line-height="200%"/>
      <style:text-properties fo:font-size="14pt" officeooo:paragraph-rsid="0036d78e" style:font-size-asian="14pt" style:font-size-complex="14pt"/>
    </style:style>
    <style:style style:name="P15" style:family="paragraph" style:parent-style-name="Text_20_body" style:list-style-name="L5">
      <loext:graphic-properties draw:fill-gradient-name="gradient" draw:fill-hatch-name="hatch"/>
      <style:paragraph-properties fo:margin-top="0cm" fo:margin-bottom="0.499cm" style:contextual-spacing="false" fo:line-height="200%"/>
      <style:text-properties fo:font-size="14pt" officeooo:paragraph-rsid="0049797d" style:font-size-asian="14pt" style:font-size-complex="14pt"/>
    </style:style>
    <style:style style:name="P16"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b0ae8" style:font-size-asian="14pt" style:font-size-complex="14pt"/>
    </style:style>
    <style:style style:name="P17" style:family="paragraph" style:parent-style-name="Text_20_body" style:list-style-name="L1">
      <loext:graphic-properties draw:fill-hatch-name="hatch"/>
      <style:paragraph-properties fo:margin-top="0cm" fo:margin-bottom="0.25cm" style:contextual-spacing="false" fo:line-height="100%"/>
      <style:text-properties fo:font-size="14pt" officeooo:rsid="0049797d" officeooo:paragraph-rsid="0049797d" style:font-size-asian="14pt" style:font-size-complex="14pt"/>
    </style:style>
    <style:style style:name="P18"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485339" style:font-size-asian="14pt" style:font-style-asian="italic" style:font-weight-asian="bold" style:font-size-complex="14pt" style:font-style-complex="italic" style:font-weight-complex="bold"/>
    </style:style>
    <style:style style:name="P19"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485339" style:font-size-asian="14pt" style:font-style-asian="italic" style:font-weight-asian="bold" style:font-size-complex="14pt" style:font-style-complex="italic" style:font-weight-complex="bold"/>
    </style:style>
    <style:style style:name="P20" style:family="paragraph" style:parent-style-name="Text_20_body">
      <loext:graphic-properties draw:fill-gradient-name="Gradient_20_1" draw:fill-hatch-name="hatch"/>
      <style:paragraph-properties fo:margin-top="0cm" fo:margin-bottom="0.25cm" style:contextual-spacing="false" fo:line-height="115%" fo:break-before="page"/>
      <style:text-properties officeooo:paragraph-rsid="002e001c"/>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loext:graphic-properties draw:fill-gradient-name="gradient" draw:fill-hatch-name="hatch"/>
      <style:paragraph-properties fo:margin-top="0.101cm" fo:margin-bottom="0.25cm" style:contextual-spacing="false" fo:line-height="100%"/>
      <style:text-properties officeooo:paragraph-rsid="0049797d"/>
    </style:style>
    <style:style style:name="P24" style:family="paragraph" style:parent-style-name="Text_20_body" style:master-page-name="">
      <loext:graphic-properties draw:fill="none" draw:fill-gradient-name="gradient" draw:fill-hatch-name="hatch"/>
      <style:paragraph-properties fo:margin-left="2cm" fo:margin-right="0cm" fo:margin-top="0cm" fo:margin-bottom="0.75cm" style:contextual-spacing="false" fo:line-height="100%" fo:text-align="start" style:justify-single-word="false" fo:text-indent="-2cm" style:auto-text-indent="false" style:page-number="auto" fo:background-color="transparent"/>
      <style:text-properties officeooo:paragraph-rsid="002e001c"/>
    </style:style>
    <style:style style:name="P25" style:family="paragraph" style:parent-style-name="Text_20_body">
      <loext:graphic-properties draw:fill-gradient-name="gradient" draw:fill-hatch-name="hatch"/>
      <style:paragraph-properties fo:margin-top="0.101cm" fo:margin-bottom="0.101cm" style:contextual-spacing="false" fo:line-height="200%"/>
      <style:text-properties officeooo:paragraph-rsid="0049797d"/>
    </style:style>
    <style:style style:name="P26" style:family="paragraph" style:parent-style-name="Text_20_body" style:list-style-name="L5">
      <loext:graphic-properties draw:fill-gradient-name="gradient" draw:fill-hatch-name="hatch"/>
      <style:paragraph-properties fo:margin-top="0cm" fo:margin-bottom="0.101cm" style:contextual-spacing="false" fo:line-height="200%"/>
      <style:text-properties officeooo:paragraph-rsid="0049797d"/>
    </style:style>
    <style:style style:name="T1" style:family="text">
      <style:text-properties officeooo:rsid="003f303a"/>
    </style:style>
    <style:style style:name="T2" style:family="text">
      <style:text-properties officeooo:rsid="001c3ee7"/>
    </style:style>
    <style:style style:name="T3" style:family="text">
      <style:text-properties officeooo:rsid="0025b437"/>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3dea23"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25b437" style:font-weight-asian="bold" style:font-weight-complex="bold"/>
    </style:style>
    <style:style style:name="T9" style:family="text">
      <style:text-properties fo:font-weight="bold" officeooo:rsid="002fe488" style:font-weight-asian="bold" style:font-weight-complex="bold"/>
    </style:style>
    <style:style style:name="T10" style:family="text">
      <style:text-properties officeooo:rsid="002c8a67"/>
    </style:style>
    <style:style style:name="T11" style:family="text">
      <style:text-properties officeooo:rsid="002cdea2"/>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style="normal" fo:font-weight="bold" style:font-size-asian="14pt" style:font-style-asian="normal" style:font-weight-asian="bold" style:font-size-complex="14pt" style:font-style-complex="normal" style:font-weight-complex="bold"/>
    </style:style>
    <style:style style:name="T1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6" style:family="text">
      <style:text-properties officeooo:rsid="0032b6a9"/>
    </style:style>
    <style:style style:name="T17" style:family="text">
      <style:text-properties officeooo:rsid="0035852a"/>
    </style:style>
    <style:style style:name="T18" style:family="text">
      <style:text-properties fo:font-weight="normal" style:font-weight-asian="normal" style:font-weight-complex="normal"/>
    </style:style>
    <style:style style:name="T19" style:family="text">
      <style:text-properties fo:font-weight="normal" officeooo:rsid="00411ad4" style:font-weight-asian="normal" style:font-weight-complex="normal"/>
    </style:style>
    <style:style style:name="T20" style:family="text">
      <style:text-properties officeooo:rsid="003a90dc"/>
    </style:style>
    <style:style style:name="T21" style:family="text">
      <style:text-properties officeooo:rsid="003ad9c3"/>
    </style:style>
    <style:style style:name="T22" style:family="text">
      <style:text-properties officeooo:rsid="003dea23"/>
    </style:style>
    <style:style style:name="T23" style:family="text">
      <style:text-properties fo:font-style="normal" officeooo:rsid="00470958"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officeooo:rsid="0042820b"/>
    </style:style>
    <style:style style:name="T26" style:family="text">
      <style:text-properties officeooo:rsid="002862eb"/>
    </style:style>
    <style:style style:name="T27" style:family="text">
      <style:text-properties officeooo:rsid="0043e5b2"/>
    </style:style>
    <style:style style:name="T28" style:family="text">
      <style:text-properties officeooo:rsid="004589cc"/>
    </style:style>
    <style:style style:name="T29" style:family="text">
      <style:text-properties officeooo:rsid="0045e7b1"/>
    </style:style>
    <style:style style:name="T30" style:family="text">
      <style:text-properties officeooo:rsid="00485339"/>
    </style:style>
    <style:style style:name="T31" style:family="text">
      <style:text-properties style:text-position="super 58%"/>
    </style:style>
    <style:style style:name="T32" style:family="text">
      <style:text-properties style:text-position="0% 100%"/>
    </style:style>
    <style:style style:name="T33" style:family="text">
      <style:text-properties officeooo:rsid="004ceec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8">Call to Worship</text:span><text:span text:style-name="T3"> </text:span><text:span text:style-name="T29">(</text:span><text:span text:style-name="T30">1 Chron 16:10-12</text:span><text:span text:style-name="T29">)</text:span><text:span text:style-name="T3">/ </text:span>Opening prayer (John A)</text:p>
      <text:p text:style-name="P9"><text:span text:style-name="T7">Praise: </text:span><text:span text:style-name="Emphasis"><text:span text:style-name="T18">And Can It Be</text:span></text:span></text:p>
      <text:p text:style-name="P13"><text:span text:style-name="T7">Bible Reading:</text:span> Romans 8:1-17 (Tim A)</text:p>
      <text:p text:style-name="P25"><text:span text:style-name="Emphasis"><text:span text:style-name="T14">Mission Spot</text:span></text:span><text:span text:style-name="Emphasis"><text:span text:style-name="T15"> (Gaye M)</text:span></text:span></text:p>
      <text:list xml:id="list818999032" text:style-name="L5">
        <text:list-item>
          <text:p text:style-name="P26">Video (wk2)</text:p>
        </text:list-item>
        <text:list-item>
          <text:p text:style-name="P15"><text:span text:style-name="Emphasis"><text:span text:style-name="T24">Gaye’s presentation</text:span></text:span></text:p>
        </text:list-item>
      </text:list>
      <text:p text:style-name="P12"><text:span text:style-name="T7">Sunday School:</text:span><text:span text:style-name="T18"> (Mook L)</text:span></text:p>
      <text:p text:style-name="P11"><text:span text:style-name="T7">Praise: </text:span><text:span text:style-name="T5">Great is Thy Faithfulnes</text:span><text:span text:style-name="T6">s</text:span></text:p>
      <text:p text:style-name="P23"><text:span text:style-name="T13">Announcements</text:span><text:span text:style-name="T12"> (John A)</text:span></text:p>
      <text:list xml:id="list4023422617" text:style-name="L1">
        <text:list-item>
          <text:p text:style-name="P17">Church AGM 22<text:span text:style-name="T31">nd</text:span> September</text:p>
        </text:list-item>
        <text:list-item>
          <text:p text:style-name="P17">Early notice: <text:span text:style-name="T4">Carols on the Lawn</text:span> Sunday 15<text:span text:style-name="T31">th</text:span> December</text:p>
        </text:list-item>
        <text:list-item>
          <text:p text:style-name="P8"><text:span text:style-name="T19">Morning Tea and fellowship after the service</text:span></text:p>
        </text:list-item>
      </text:list>
      <text:p text:style-name="P14"><text:span text:style-name="T7">Prayer for the church and the world:</text:span> (<text:span text:style-name="T1">John A</text:span>)</text:p>
      <text:p text:style-name="P16"><text:span text:style-name="T9">B</text:span><text:span text:style-name="T7">ible Reading:</text:span> 2 Kings 22 (MarJo A)</text:p>
      <text:p text:style-name="P3"><text:span text:style-name="T7">Praise:</text:span> <text:span text:style-name="T4">Come All You Unfaithful</text:span> (OFFERING)</text:p>
      <text:p text:style-name="P24"><text:span text:style-name="T13">Sermon:</text:span><text:span text:style-name="T12"> “JUDGEMENT IS COMING (PART 1): HOPE FOR THE TENDER AND PENITENT HEART” (ML)</text:span></text:p>
      <text:p text:style-name="P2"><text:span text:style-name="T7">Praise:</text:span> <text:span text:style-name="T4">What Love My God</text:span></text:p>
      <text:p text:style-name="P2"><text:span text:style-name="T7">Benediction</text:span> (<text:span text:style-name="T22">Mook</text:span>)</text:p>
      <text:p text:style-name="P4">Opening Prayer (<text:span text:style-name="T30">1 Chron 16:10-12</text:span><text:span text:style-name="T10">)</text:span></text:p>
      <text:p text:style-name="P18">[10] Glory in his holy name; let the hearts of those who seek the Lord rejoice.</text:p>
      <text:p text:style-name="P19">[11] Look to the Lord and his strength; seek his face always.</text:p>
      <text:p text:style-name="P19">[12] Remember the wonders he has done, his miracles, and the judgements he pronounced,</text:p>
      <text:p text:style-name="P5"><text:span text:style-name="T20">Heavenly </text:span>Father<text:span text:style-name="T16">,</text:span> we thank You <text:span text:style-name="T11">that </text:span><text:span text:style-name="T25">You have </text:span><text:span text:style-name="T33">brought us together here today by the blood of Jesus, Who died and rose again so we could be forgiven</text:span><text:span text:style-name="T25">. We </text:span><text:span text:style-name="T33">look to You for the strength we need daily to resist temptation</text:span><text:span text:style-name="T25">, </text:span><text:span text:style-name="T33">but for this time we gather to rejoice, to recall Your mighty deeds, to marvel as we learn of Your righteous judgements, and to align our lives according to Your ways</text:span><text:span text:style-name="T25">.</text:span></text:p>
      <text:p text:style-name="P6"><text:span text:style-name="T20">We </text:span><text:span text:style-name="T33">commit this service to Your honour and glory,</text:span></text:p>
      <text:p text:style-name="P7"><text:span text:style-name="T21">I</text:span><text:span text:style-name="T17">n </text:span><text:span text:style-name="T21">Jesus Mighty</text:span><text:span text:style-name="T17"> Name we pray</text:span><text:span text:style-name="T26">, Amen.</text:span></text:p>
      <text:p text:style-name="P7">[<text:span text:style-name="T33">First hymn: And Can It Be</text:span>]</text:p>
      <text:p text:style-name="P20">Call to Worship (<text:span text:style-name="T30">1 Chron 16:10-12</text:span>) / Opening prayer (John A)</text:p>
      <text:p text:style-name="Text_20_body">Praise: <text:span text:style-name="Emphasis">And Can It Be</text:span></text:p>
      <text:p text:style-name="Text_20_body">Bible Reading: Romans 8:1-17 (Tim A)</text:p>
      <text:p text:style-name="Text_20_body">Mission Spot (Gaye M)</text:p>
      <text:list xml:id="list4228556611" text:style-name="L3">
        <text:list-item>
          <text:p text:style-name="P21">Video (wk2)</text:p>
        </text:list-item>
        <text:list-item>
          <text:p text:style-name="P21">Gaye’s presentation</text:p>
        </text:list-item>
      </text:list>
      <text:p text:style-name="Text_20_body">Sunday School (Mook L)</text:p>
      <text:p text:style-name="Text_20_body">Praise: <text:span text:style-name="Emphasis">How Sure the Scriptures Are</text:span></text:p>
      <text:p text:style-name="Text_20_body">Announcements (JA)</text:p>
      <text:p text:style-name="Text_20_body">Prayer for the church and the world  (JA)</text:p>
      <text:p text:style-name="Text_20_body">Bible reading: 2 Kings 22 (MarJo A)</text:p>
      <text:p text:style-name="Text_20_body">Praise: <text:span text:style-name="Emphasis">Come All You Unfaithful </text:span><text:span text:style-name="Emphasis"><text:span text:style-name="T23">(OFFERING)</text:span></text:span></text:p>
      <text:p text:style-name="Text_20_body">Sermon: “JUDGEMENT IS COMING (PART 1): HOPE FOR THE TENDER AND PENITENT HEART” (ML)</text:p>
      <text:p text:style-name="Text_20_body">Praise: <text:span text:style-name="Emphasis">What Love My God</text:span></text:p>
      <text:p text:style-name="Text_20_body">Benediction (ML)</text:p>
      <text:p text:style-name="Text_20_body"/>
      <text:p text:style-name="Text_20_body"><text:span text:style-name="Strong_20_Emphasis">Sermon Outline</text:span></text:p>
      <text:p text:style-name="Text_20_body">“HOPE FOR THE TENDER AND PENITENT HEART”   (2 Kings 22)</text:p>
      <text:p text:style-name="Text_20_body">Introduction</text:p>
      <text:list xml:id="list2614301483" text:style-name="L4">
        <text:list-item>
          <text:p text:style-name="P22">Reminder: Those who forsake God will be forsaken</text:p>
        </text:list-item>
        <text:list-item>
          <text:p text:style-name="P22">Hope for those who seek the Lord</text:p>
        </text:list-item>
        <text:list-item>
          <text:p text:style-name="P22">Hope for the penitent heart</text:p>
        </text:list-item>
      </text:list>
      <text:p text:style-name="Text_20_body">Conclu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3f303a"/>
    </style:style>
    <style:style style:name="MT2" style:family="text">
      <style:text-properties officeooo:rsid="004589cc"/>
    </style:style>
    <style:style style:name="MT3"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text:span><text:span text:style-name="MT2">8</text:span><text:span text:style-name="MT1">th</text:span> <text:span text:style-name="MT2">August</text:span> 202<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08-17T22:25:52.771607707</dc:date>
    <meta:editing-duration>PT5H35M13S</meta:editing-duration>
    <meta:editing-cycles>39</meta:editing-cycles>
    <meta:generator>LibreOffice/7.3.7.2$Linux_X86_64 LibreOffice_project/30$Build-2</meta:generator>
    <meta:print-date>2024-08-17T22:15:39.489508494</meta:print-date>
    <meta:document-statistic meta:table-count="0" meta:image-count="0" meta:object-count="0" meta:page-count="3" meta:paragraph-count="49" meta:word-count="379" meta:character-count="2093" meta:non-whitespace-character-count="1770"/>
  </office:meta>
</office:document-meta>
</file>